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1029c3b"/>
    </style:style>
    <style:style style:name="P2" style:family="paragraph" style:parent-style-name="Text_20_body">
      <style:text-properties officeooo:paragraph-rsid="00f6cbe4"/>
    </style:style>
    <style:style style:name="P3" style:family="paragraph" style:parent-style-name="Text_20_body">
      <style:text-properties officeooo:paragraph-rsid="011370bb"/>
    </style:style>
    <style:style style:name="P4" style:family="paragraph" style:parent-style-name="Text_20_body">
      <style:text-properties officeooo:paragraph-rsid="0119852f"/>
    </style:style>
    <style:style style:name="P5" style:family="paragraph" style:parent-style-name="Text_20_body">
      <style:text-properties fo:font-weight="bold" officeooo:paragraph-rsid="011c2009" style:font-weight-asian="bold" style:font-weight-complex="bold"/>
    </style:style>
    <style:style style:name="P6" style:family="paragraph" style:parent-style-name="Text_20_body">
      <style:text-properties officeooo:rsid="011c2009" officeooo:paragraph-rsid="011c2009"/>
    </style:style>
    <style:style style:name="P7" style:family="paragraph" style:parent-style-name="Text_20_body">
      <style:text-properties officeooo:paragraph-rsid="011ca72f"/>
    </style:style>
    <style:style style:name="P8" style:family="paragraph" style:parent-style-name="Text_20_body">
      <style:text-properties officeooo:paragraph-rsid="01083ab1"/>
    </style:style>
    <style:style style:name="P9" style:family="paragraph" style:parent-style-name="Text_20_body">
      <style:text-properties officeooo:rsid="011e3f85" officeooo:paragraph-rsid="011e3f85"/>
    </style:style>
    <style:style style:name="P10" style:family="paragraph" style:parent-style-name="Text_20_body">
      <style:text-properties officeooo:paragraph-rsid="011ffef8"/>
    </style:style>
    <style:style style:name="P11" style:family="paragraph" style:parent-style-name="Text_20_body">
      <style:text-properties officeooo:paragraph-rsid="00fad28f"/>
    </style:style>
    <style:style style:name="P12" style:family="paragraph" style:parent-style-name="Text_20_body">
      <style:text-properties officeooo:paragraph-rsid="01208f2d"/>
    </style:style>
    <style:style style:name="P13" style:family="paragraph" style:parent-style-name="Text_20_body">
      <style:text-properties officeooo:paragraph-rsid="011370bb"/>
    </style:style>
    <style:style style:name="P14" style:family="paragraph" style:parent-style-name="Text_20_body">
      <style:text-properties officeooo:rsid="0121c647" officeooo:paragraph-rsid="0121c647"/>
    </style:style>
    <style:style style:name="P15" style:family="paragraph" style:parent-style-name="Text_20_body">
      <style:text-properties officeooo:paragraph-rsid="010fccfd"/>
    </style:style>
    <style:style style:name="P16" style:family="paragraph" style:parent-style-name="Text_20_body">
      <style:text-properties officeooo:rsid="01155a6f" officeooo:paragraph-rsid="01155a6f"/>
    </style:style>
    <style:style style:name="P17" style:family="paragraph" style:parent-style-name="Text_20_body">
      <style:text-properties officeooo:rsid="0114d9da" officeooo:paragraph-rsid="0114d9da"/>
    </style:style>
    <style:style style:name="P18" style:family="paragraph" style:parent-style-name="Text_20_body">
      <style:text-properties officeooo:paragraph-rsid="01274b11"/>
    </style:style>
    <style:style style:name="T1" style:family="text">
      <style:text-properties fo:font-weight="bold" style:font-weight-asian="bold" style:font-weight-complex="bold"/>
    </style:style>
    <style:style style:name="T2" style:family="text">
      <style:text-properties fo:font-weight="bold" officeooo:rsid="008be1ea" style:font-weight-asian="bold" style:font-weight-complex="bold"/>
    </style:style>
    <style:style style:name="T3" style:family="text">
      <style:text-properties fo:font-weight="bold" officeooo:rsid="0029c951" style:font-weight-asian="bold" style:font-weight-complex="bold"/>
    </style:style>
    <style:style style:name="T4" style:family="text">
      <style:text-properties fo:font-weight="bold" officeooo:rsid="00e03a2b" style:font-weight-asian="bold" style:font-weight-complex="bold"/>
    </style:style>
    <style:style style:name="T5" style:family="text">
      <style:text-properties fo:font-weight="bold" officeooo:rsid="00f745c5" style:font-weight-asian="bold" style:font-weight-complex="bold"/>
    </style:style>
    <style:style style:name="T6" style:family="text">
      <style:text-properties fo:font-weight="bold" officeooo:rsid="00f34c10" style:font-weight-asian="bold" style:font-weight-complex="bold"/>
    </style:style>
    <style:style style:name="T7" style:family="text">
      <style:text-properties fo:font-weight="bold" officeooo:rsid="01083ab1" style:font-weight-asian="bold" style:font-weight-complex="bold"/>
    </style:style>
    <style:style style:name="T8" style:family="text">
      <style:text-properties fo:font-weight="bold" officeooo:rsid="01138176" style:font-weight-asian="bold" style:font-weight-complex="bold"/>
    </style:style>
    <style:style style:name="T9" style:family="text">
      <style:text-properties fo:font-weight="bold" officeooo:rsid="011370bb" style:font-weight-asian="bold" style:font-weight-complex="bold"/>
    </style:style>
    <style:style style:name="T10" style:family="text">
      <style:text-properties fo:font-weight="bold" officeooo:rsid="0109e9c1" style:font-weight-asian="bold" style:font-weight-complex="bold"/>
    </style:style>
    <style:style style:name="T11" style:family="text">
      <style:text-properties fo:font-weight="bold" officeooo:rsid="011ca72f" style:font-weight-asian="bold" style:font-weight-complex="bold"/>
    </style:style>
    <style:style style:name="T12" style:family="text">
      <style:text-properties fo:font-weight="bold" officeooo:rsid="01208f2d" style:font-weight-asian="bold" style:font-weight-complex="bold"/>
    </style:style>
    <style:style style:name="T13" style:family="text">
      <style:text-properties fo:font-weight="bold" officeooo:rsid="012539c3" style:font-weight-asian="bold" style:font-weight-complex="bold"/>
    </style:style>
    <style:style style:name="T14" style:family="text">
      <style:text-properties fo:font-weight="bold" officeooo:rsid="0125596c" style:font-weight-asian="bold" style:font-weight-complex="bold"/>
    </style:style>
    <style:style style:name="T15" style:family="text">
      <style:text-properties fo:font-weight="bold" officeooo:rsid="0114d9da"/>
    </style:style>
    <style:style style:name="T16" style:family="text">
      <style:text-properties officeooo:rsid="008be1ea"/>
    </style:style>
    <style:style style:name="T17" style:family="text">
      <style:text-properties officeooo:rsid="009dfa9b"/>
    </style:style>
    <style:style style:name="T18" style:family="text">
      <style:text-properties fo:font-weight="normal" officeooo:rsid="01083ab1" style:font-weight-asian="normal" style:font-weight-complex="normal"/>
    </style:style>
    <style:style style:name="T19" style:family="text">
      <style:text-properties fo:font-weight="normal" officeooo:rsid="0125596c" style:font-weight-asian="normal" style:font-weight-complex="normal"/>
    </style:style>
    <style:style style:name="T20" style:family="text">
      <style:text-properties fo:font-weight="normal" officeooo:rsid="01259024" style:font-weight-asian="normal" style:font-weight-complex="normal"/>
    </style:style>
    <style:style style:name="T21" style:family="text">
      <style:text-properties fo:font-weight="normal" officeooo:rsid="01274b11" style:font-weight-asian="normal" style:font-weight-complex="normal"/>
    </style:style>
    <style:style style:name="T22" style:family="text">
      <style:text-properties officeooo:rsid="00e51007"/>
    </style:style>
    <style:style style:name="T23" style:family="text">
      <style:text-properties fo:color="#000000" fo:font-weight="normal" officeooo:rsid="00fe9587" style:font-weight-asian="normal" style:font-weight-complex="normal"/>
    </style:style>
    <style:style style:name="T24" style:family="text">
      <style:text-properties fo:color="#000000" fo:font-weight="normal" officeooo:rsid="01038a7a" style:font-weight-asian="normal" style:font-weight-complex="normal"/>
    </style:style>
    <style:style style:name="T25" style:family="text">
      <style:text-properties fo:color="#000000" fo:font-weight="normal" officeooo:rsid="011370bb" style:font-weight-asian="normal" style:font-weight-complex="normal"/>
    </style:style>
    <style:style style:name="T26" style:family="text">
      <style:text-properties fo:color="#000000" fo:font-weight="normal" officeooo:rsid="01138176" style:font-weight-asian="normal" style:font-weight-complex="normal"/>
    </style:style>
    <style:style style:name="T27" style:family="text">
      <style:text-properties fo:color="#000000" fo:font-weight="normal" officeooo:rsid="0114d9da" style:font-weight-asian="normal" style:font-weight-complex="normal"/>
    </style:style>
    <style:style style:name="T28" style:family="text">
      <style:text-properties fo:color="#000000" fo:font-weight="normal" officeooo:rsid="011793d6" style:font-weight-asian="normal" style:font-weight-complex="normal"/>
    </style:style>
    <style:style style:name="T29" style:family="text">
      <style:text-properties fo:color="#000000" fo:font-weight="normal" officeooo:rsid="01155a6f" style:font-weight-asian="normal" style:font-weight-complex="normal"/>
    </style:style>
    <style:style style:name="T30" style:family="text">
      <style:text-properties fo:color="#000000" fo:font-weight="normal" officeooo:rsid="0119852f" style:font-weight-asian="normal" style:font-weight-complex="normal"/>
    </style:style>
    <style:style style:name="T31" style:family="text">
      <style:text-properties fo:color="#000000" fo:font-weight="normal" officeooo:rsid="011ffef8" style:font-weight-asian="normal" style:font-weight-complex="normal"/>
    </style:style>
    <style:style style:name="T32" style:family="text">
      <style:text-properties fo:color="#000000" fo:font-weight="normal" officeooo:rsid="01208f2d" style:font-weight-asian="normal" style:font-weight-complex="normal"/>
    </style:style>
    <style:style style:name="T33" style:family="text">
      <style:text-properties fo:color="#000000" fo:font-weight="normal" officeooo:rsid="012464bf" style:font-weight-asian="normal" style:font-weight-complex="normal"/>
    </style:style>
    <style:style style:name="T34" style:family="text">
      <style:text-properties fo:color="#000000" fo:font-weight="normal" officeooo:rsid="012539c3" style:font-weight-asian="normal" style:font-weight-complex="normal"/>
    </style:style>
    <style:style style:name="T35" style:family="text">
      <style:text-properties fo:color="#000000" fo:font-weight="normal" officeooo:rsid="0125596c" style:font-weight-asian="normal" style:font-weight-complex="normal"/>
    </style:style>
    <style:style style:name="T36" style:family="text">
      <style:text-properties fo:color="#000000" fo:font-weight="bold" officeooo:rsid="00f6cbe4" style:font-weight-asian="bold" style:font-weight-complex="bold"/>
    </style:style>
    <style:style style:name="T37" style:family="text">
      <style:text-properties fo:color="#000000" fo:font-weight="bold" officeooo:rsid="00fe9587" style:font-weight-asian="bold" style:font-weight-complex="bold"/>
    </style:style>
    <style:style style:name="T38" style:family="text">
      <style:text-properties fo:color="#000000" fo:font-weight="bold" officeooo:rsid="01029c3b" style:font-weight-asian="bold" style:font-weight-complex="bold"/>
    </style:style>
    <style:style style:name="T39" style:family="text">
      <style:text-properties fo:color="#000000" fo:font-weight="bold" officeooo:rsid="01038a7a" style:font-weight-asian="bold" style:font-weight-complex="bold"/>
    </style:style>
    <style:style style:name="T40" style:family="text">
      <style:text-properties fo:color="#000000" fo:font-weight="bold" officeooo:rsid="0109e9c1" style:font-weight-asian="bold" style:font-weight-complex="bold"/>
    </style:style>
    <style:style style:name="T41" style:family="text">
      <style:text-properties fo:color="#000000" fo:font-weight="bold" officeooo:rsid="01155a6f" style:font-weight-asian="bold" style:font-weight-complex="bold"/>
    </style:style>
    <style:style style:name="T42" style:family="text">
      <style:text-properties fo:color="#000000" fo:font-weight="bold" officeooo:rsid="01138176" style:font-weight-asian="bold" style:font-weight-complex="bold"/>
    </style:style>
    <style:style style:name="T43" style:family="text">
      <style:text-properties fo:color="#000000" fo:font-weight="bold" officeooo:rsid="0113b4a8" style:font-weight-asian="bold" style:font-weight-complex="bold"/>
    </style:style>
    <style:style style:name="T44" style:family="text">
      <style:text-properties fo:color="#000000" fo:font-weight="bold" officeooo:rsid="01259024" style:font-weight-asian="bold" style:font-weight-complex="bold"/>
    </style:style>
    <style:style style:name="T45" style:family="text">
      <style:text-properties fo:color="#000000" style:text-position="super 58%" fo:font-weight="normal" officeooo:rsid="011793d6" style:font-weight-asian="normal" style:font-weight-complex="normal"/>
    </style:style>
    <style:style style:name="T46" style:family="text">
      <style:text-properties officeooo:rsid="00f745c5"/>
    </style:style>
    <style:style style:name="T47" style:family="text">
      <style:text-properties officeooo:rsid="01083ab1"/>
    </style:style>
    <style:style style:name="T48" style:family="text">
      <style:text-properties officeooo:rsid="010f4b82"/>
    </style:style>
    <style:style style:name="T49" style:family="text">
      <style:text-properties officeooo:rsid="011793d6"/>
    </style:style>
    <style:style style:name="T50" style:family="text">
      <style:text-properties style:text-position="super 58%" officeooo:rsid="011793d6"/>
    </style:style>
    <style:style style:name="T51" style:family="text">
      <style:text-properties style:text-position="super 58%" officeooo:rsid="0119852f"/>
    </style:style>
    <style:style style:name="T52" style:family="text">
      <style:text-properties officeooo:rsid="0119852f"/>
    </style:style>
    <style:style style:name="T53" style:family="text">
      <style:text-properties officeooo:rsid="0109e9c1"/>
    </style:style>
    <style:style style:name="T54" style:family="text">
      <style:text-properties officeooo:rsid="011ca72f"/>
    </style:style>
    <style:style style:name="T55" style:family="text">
      <style:text-properties officeooo:rsid="011ffef8"/>
    </style:style>
    <style:style style:name="T56" style:family="text">
      <style:text-properties officeooo:rsid="01208f2d"/>
    </style:style>
    <style:style style:name="T57" style:family="text">
      <style:text-properties officeooo:rsid="0122fb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CB IT Stuff recording <text:span text:style-name="T47">23 September</text:span> 201<text:span text:style-name="T17">5</text:span> transmission <text:span text:style-name="T48">24-25 September</text:span> 201<text:span text:style-name="T17">5</text:span></text:p>
      <text:p text:style-name="P7"><text:span text:style-name="T3">[0]</text:span><text:span text:style-name="T22"> Revving up and squirting out onto the electromagnetic spectrum, once again IT Stuff is here with you to bring you the Zeitgeist of information technology. I’m Dave and my current streak on Github is five days. With me today are Shi and Kriss, devisors of DRIFT, that’s the immersive multimedia installation that wowed visitors to the British Science Festival at Fuse Artspace. Awesome! How did it go folks? <text:s/>With all Fuse’s windows covered up, it looked shut from the outside, hope that didn’t put many people off.</text:span></text:p>
      <text:p text:style-name="P14"><text:span text:style-name="T57">Right, well, c</text:span>oming up on Stuff, first there’s news stuffs, then there’s local event stuffs.</text:p>
      <text:p text:style-name="P7"><text:span text:style-name="T10">[</text:span><text:span text:style-name="T11">3</text:span><text:span text:style-name="T10"> Min]</text:span><text:span text:style-name="T53"> But first, this was the week that saw Twitter’s true defining moment. Where were you when you saw hashtag piggate? What were you doing when you saw hastag snoutrage? What did you tell your family you were laughing at, when hashtag getting piggy with it was trending? Lolz aplenty. Here’s The Ian Duncan Smiths, and Cassetteboy. </text:span><text:span text:style-name="T10">[PIGGY.WAV]</text:span></text:p>
      <text:p text:style-name="P6">Oh we laughed, as indeed we did last month when <text:span text:style-name="T54">our copresenter</text:span> Dick had toothache. As it turns out, that was <text:span text:style-name="T54">deeply</text:span> inappropriate when Dick’s face turned all nasty abscessy, <text:span text:style-name="T54">I don’t want to betray any medical confidences (that’s NHS care.data’s job) but </text:span>let’s just say to all you listeners, lesson learned, if you’ve got a bad tooth get help fast. So Dick’s not here today, he’s convalescing in Saltburn by the Sea <text:span text:style-name="T54">from where he joins us by the miracle of Skype. Are you there Dick?</text:span></text:p>
      <text:p text:style-name="P7"><text:span text:style-name="T54">Oh dear, the miracle that is Skype must be down again, like it was for most of Monday. And that’s yer downtime of the month. Runner up is the email on EE, that was down because they forgot to renew the certificate. Well we’ve all done that haven’t we.</text:span></text:p>
      <text:p text:style-name="P3"><text:span text:style-name="T7">[</text:span><text:span text:style-name="T14">6</text:span><text:span text:style-name="T7"> Min]</text:span><text:span text:style-name="T18"> </text:span><text:span text:style-name="T19">It’s all over the news, Volkswagen has had cheaty software in its diesel engine management systems, it susses out if the vehicle is being tested and dials back the fumes. Out on the road, who cares if the world’s VWs are spewing as much per year as thirty Drax power stations. But there’s an important principle of software here. If the software was open source they would never have got away with it. Instead the software is secret and locked down to stop people making unofficial mods.</text:span></text:p>
      <text:p text:style-name="P3"><text:span text:style-name="T7">[</text:span><text:span text:style-name="T14">8</text:span><text:span text:style-name="T7"> Min]</text:span><text:span text:style-name="T47"> Moving on, the Volkswagen Diesel that is Windows Ten continues to fart its exhaust gases into the face of humanity. Bit of a mixed metaphor, sorry. Anyway it turns out that if you didn’t click to reserve a copy... they downloaded it for you anyway if you’ve got automatic updates, eating four gig of your bandwidth and four gig of your diskspace. The other little cracker is that, you remember last month how Windows 10 basically spies on you, well it turns out they’ve been rolling that out to Windows 7 and 8 users too as an update. </text:span></text:p>
      <text:p text:style-name="P8"><text:span text:style-name="T47">More spyware news, that well known free antivirus AVG is updating its privacy policy right now to say they can sell your browser history and wotnot to whoever bungs em some brass basically. They reckon it’s anonymised. And don’t bother jumping over to Avast instead, cos they do the same thing already. </text:span></text:p>
      <text:p text:style-name="P9">Last in this little medley of yuck, you know that Snapchat thing, the one what gets rid of the smutty pictures you get sent? Well they’ve thought up a grand little scheme, what if you just bung them a dollar every time you wanted to stop a picture getting vaped? <text:span text:style-name="T55">By the way here’s an interesting statistic. So far this year more people have died taking selfies than have died from shark attacks. Specifically, twelve vs eight. </text:span></text:p>
      <text:p text:style-name="P15"><text:span text:style-name="T5">[</text:span><text:span text:style-name="T14">11</text:span><text:span text:style-name="T5"> Min]</text:span><text:span text:style-name="T46"> Random business news, 4chan has been sold to the ex-owner of 2chan, which is funny because 2chan was the inspiration of 4chan. Will this tame 4chan? Also Kickstarter, the well known crowdfunding marketplace where you can back new ideas with speculative preorders, they’ve announced they’re officially non-profit from now on. There have been some iffy practices over there, lack of transparency around “staff picks” etc, maybe this is some sort of reaction. Lastly there’s livecoding.tv, this is video streams of programmers’ desktops as they work, potential employers are supposed to tune in and pick the ones they like, I wonder what kind of establishment inspired that idea?</text:span></text:p>
      <text:p text:style-name="P2"><text:soft-page-break/><text:span text:style-name="T2">[1</text:span><text:span text:style-name="T4">4</text:span><text:span text:style-name="T2"> Min]</text:span><text:span text:style-name="T16"> This is IT Stuff on BCB Radio 106.6 FM, and coming up we’re plugging local events.</text:span></text:p>
      <text:p text:style-name="P1"><text:span text:style-name="T36">[</text:span><text:span text:style-name="T37">1</text:span><text:span text:style-name="T40">5</text:span><text:span text:style-name="T37"> Min]</text:span><text:span text:style-name="T23"> </text:span><text:span text:style-name="T25">But first </text:span><text:span text:style-name="T26">let’s see who’s in Anniversary Corner this month! </text:span><text:span text:style-name="T42">[</text:span><text:span text:style-name="T43">ANNIVERSARY.</text:span><text:span text:style-name="T42">WAV]</text:span></text:p>
      <text:p text:style-name="P10"><text:span text:style-name="T35">Web comic </text:span><text:span text:style-name="T34">xkcd is ten years old, and is celebrating with a cartoon that </text:span><text:span text:style-name="T35">highlights the ruling that Warner Chappell Music has no copyright in Happy Birthday To You. Also it’s</text:span><text:span text:style-name="T31"> ten years of utorrent, controversial, </text:span><text:span text:style-name="T33">cos</text:span><text:span text:style-name="T31"> this is another one that keeps bundling bad toolbars, adware and bitcoin miners. There are plenty of free alternatives available and we think you should use them. </text:span><text:span text:style-name="T33">Sorry utorrent but your time was up years ago.</text:span></text:p>
      <text:p text:style-name="P10"><text:span text:style-name="T31">Also we’ve got ten years of Library Thing. Wossat Shi? It’s social</text:span> <text:span text:style-name="T55">catalogueing, like last.fm</text:span> <text:span text:style-name="T55">for your books</text:span>. <text:span text:style-name="T55">www.librarything.com</text:span></text:p>
      <text:p text:style-name="P12"><text:span text:style-name="T55">Lastly it’s the 30 th anniversary of Super Mario Brothers. May we pedantically point out that Mario himself is older than that, he goes back to Donkey Kong in 1981. Kriss, you found us a Youtube by D</text:span>uane and <text:span text:style-name="T56">B</text:span>rando<text:span text:style-name="T56">, as you say it’s a bit potty mouth but here’s a bit that’s safe for broadcast. </text:span><text:span text:style-name="T12">[MARIO.WAV]</text:span></text:p>
      <text:p text:style-name="Text_20_body"><text:span text:style-name="T38">[</text:span><text:span text:style-name="T44">19</text:span><text:span text:style-name="T39"> Min]</text:span><text:span text:style-name="T24"> </text:span><text:span text:style-name="T27">Local </text:span><text:span text:style-name="T32">events now</text:span><text:span text:style-name="T28">!</text:span></text:p>
      <text:p text:style-name="P4"><text:span text:style-name="T41">Coder Dojo</text:span><text:span text:style-name="T29">. </text:span><text:span text:style-name="T28">New school year, turn your little monsters 5-17 into cool kids on Sat 26</text:span><text:span text:style-name="T45">th</text:span><text:span text:style-name="T28"> Sept </text:span><text:span text:style-name="T30">9</text:span><text:span text:style-name="T28"> Innovation centre </text:span><text:span text:style-name="T30">in Little Germany</text:span><text:span text:style-name="T28">. Register at http://www.ticbradford.com/coderdojo</text:span></text:p>
      <text:p text:style-name="P16"><text:span text:style-name="T1">Wuthering Bytes</text:span>, <text:span text:style-name="T52">the festival of tech in Hebden Bridge, this year there’s a whole week of events from Open Source Hardware Camp Sat 26 (talks) Sun 27 Sept (workshops). through to the. 28 Open for Business, 29 Intelligent Towns, 30 public services, 1 Oct Make Do and Mend fair (get your stuff fixed and learn how it’s done). keynote Festival Day on Friday 2</text:span><text:span text:style-name="T51">nd</text:span><text:span text:style-name="T52"> October. Programme details and tickets from wutheringbytes.com</text:span></text:p>
      <text:p text:style-name="P17"><text:span text:style-name="T1">Badonkadonk</text:span>. <text:span text:style-name="T49">Chillaxed get together for local games developers. Wed 14</text:span><text:span text:style-name="T50">th</text:span><text:span text:style-name="T49"> Oct 7pm. Titus Salt. </text:span></text:p>
      <text:p text:style-name="P18"><text:span text:style-name="T15">Yorkshire Sound Women Network. </text:span><text:span text:style-name="T20">Quite a long time ahead but Introduction to Live Coding Performance with Shelly Knotts and Joanne Armitage, Saturday, 5 December 2015, </text:span><text:span text:style-name="T21">Uni of Hudds. </text:span><text:span text:style-name="T20">This is strictly twenty places, women only, so please do sign up as soon as possible </text:span><text:span text:style-name="T21">through eventbrite. See yorkshiresoundwomen.wordpress.com (brand new, Yorkshire based network set up to bring like-minded women together; to share knowledge and skills in music and sound technology, sonic arts, production, audio electronics and, well, basically anything to do with using kit to make sound!)</text:span></text:p>
      <text:p text:style-name="P11"><text:span text:style-name="T1">[2</text:span><text:span text:style-name="T8">5</text:span><text:span text:style-name="T1"> Min]</text:span> <text:span text:style-name="T56">And that’s about it, our time is nearly up. Before hashtag pig gate we were all talking about that American kid who got handcuffed for making a clock. So imagining a world where clocks are banned, from ideotags on soundcloud here is the Windows XP startup music slowed down four thousand times. Do not adjust your radio! Tarra!<text:line-break/></text:span><text:span text:style-name="T13">[26 min] </text:span><text:span text:style-name="T6">[</text:span><text:span text:style-name="T13">septmusic.wav</text:span><text:span text:style-name="T9">] </text:span><text:span text:style-name="T13">3 min 57 sec<text:line-break/>[29 min 57 sec]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09-23T13:25:52.610481049</dc:date>
    <meta:editing-duration>PT4H13M11S</meta:editing-duration>
    <meta:editing-cycles>39</meta:editing-cycles>
    <meta:generator>LibreOffice/4.4.1.2$Linux_X86_64 LibreOffice_project/40m0$Build-2</meta:generator>
    <meta:document-statistic meta:table-count="0" meta:image-count="0" meta:object-count="0" meta:page-count="2" meta:paragraph-count="22" meta:word-count="1191" meta:character-count="6941" meta:non-whitespace-character-count="5767"/>
  </office:meta>
</office:document-meta>
</file>